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F00000326BB28C3C7EC367F02.png" manifest:media-type="image/png"/>
  <manifest:file-entry manifest:full-path="Pictures/100000000000026F000003263CB262442252C9EB.png" manifest:media-type="image/png"/>
  <manifest:file-entry manifest:full-path="Pictures/100000000000026F0000032604E89FAC71F707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399ff" draw:textarea-horizontal-align="justify" draw:textarea-vertical-align="middle" draw:auto-grow-height="false" fo:min-height="6.227cm" fo:min-width="6.993cm"/>
    </style:style>
    <style:style style:name="gr2" style:family="graphic" style:parent-style-name="standard">
      <style:graphic-properties draw:stroke="none" draw:fill-color="#0000cc" draw:textarea-horizontal-align="justify" draw:textarea-vertical-align="middle" draw:auto-grow-height="false" fo:min-height="1.401cm" fo:min-width="4.072cm"/>
    </style:style>
    <style:style style:name="gr3" style:family="graphic" style:parent-style-name="standard">
      <style:graphic-properties draw:stroke="none" draw:fill-color="#0000cc" draw:textarea-horizontal-align="justify" draw:textarea-vertical-align="middle" draw:auto-grow-height="false" fo:min-height="1.401cm" fo:min-width="2.929cm"/>
    </style:style>
    <style:style style:name="gr4" style:family="graphic" style:parent-style-name="standard">
      <style:graphic-properties draw:stroke="none" draw:fill-color="#ff9900" draw:textarea-horizontal-align="justify" draw:textarea-vertical-align="middle" draw:auto-grow-height="false" fo:min-height="6.227cm" fo:min-width="7.247cm"/>
    </style:style>
    <style:style style:name="gr5" style:family="graphic" style:parent-style-name="standard">
      <style:graphic-properties draw:stroke="none" draw:fill-color="#ff9900" draw:textarea-horizontal-align="justify" draw:textarea-vertical-align="middle" draw:auto-grow-height="false" fo:min-height="1.401cm" fo:min-width="3.818cm"/>
    </style:style>
    <style:style style:name="gr6" style:family="graphic" style:parent-style-name="standard">
      <style:graphic-properties draw:stroke="none" draw:fill-color="#3399ff" draw:textarea-horizontal-align="justify" draw:textarea-vertical-align="middle" draw:auto-grow-height="false" fo:min-height="1.147cm" fo:min-width="2.929cm"/>
    </style:style>
    <style:style style:name="gr7" style:family="graphic" style:parent-style-name="standard">
      <style:graphic-properties draw:stroke="none" draw:fill-color="#3399ff" draw:textarea-horizontal-align="justify" draw:textarea-vertical-align="middle" draw:auto-grow-height="false" fo:min-height="4.322cm" fo:min-width="6.993cm"/>
    </style:style>
    <style:style style:name="gr8" style:family="graphic" style:parent-style-name="standard">
      <style:graphic-properties draw:fill-color="#0000cc" draw:textarea-horizontal-align="justify" draw:textarea-vertical-align="middle" draw:auto-grow-height="false" fo:min-height="1.401cm" fo:min-width="3.564cm"/>
    </style:style>
    <style:style style:name="gr9" style:family="graphic" style:parent-style-name="standard">
      <style:graphic-properties draw:stroke="none" draw:fill-color="#0000cc" draw:textarea-horizontal-align="justify" draw:textarea-vertical-align="middle" draw:auto-grow-height="false" fo:min-height="1.401cm" fo:min-width="6.86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78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12" style:family="graphic" style:parent-style-name="standard">
      <style:graphic-properties draw:stroke="none" draw:fill-color="#3399ff" draw:textarea-horizontal-align="justify" draw:textarea-vertical-align="middle" draw:auto-grow-height="false" fo:min-height="1.401cm" fo:min-width="2.42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73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-color="#ff9900" draw:textarea-horizontal-align="justify" draw:textarea-vertical-align="middle" draw:auto-grow-height="false" fo:min-height="1.401cm" fo:min-width="5.723cm"/>
    </style:style>
    <style:style style:name="gr16" style:family="graphic" style:parent-style-name="standard">
      <style:graphic-properties draw:stroke="none" draw:fill-color="#3399ff" draw:textarea-horizontal-align="justify" draw:textarea-vertical-align="middle" draw:auto-grow-height="false" fo:min-height="1.401cm" fo:min-width="4.183cm"/>
    </style:style>
    <style:style style:name="gr17" style:family="graphic" style:parent-style-name="standard">
      <style:graphic-properties draw:stroke="none" draw:fill-color="#0000cc" draw:textarea-horizontal-align="justify" draw:textarea-vertical-align="middle" draw:auto-grow-height="false" fo:min-height="1.401cm" fo:min-width="3.564cm"/>
    </style:style>
    <style:style style:name="gr18" style:family="graphic" style:parent-style-name="standard">
      <style:graphic-properties draw:stroke="none" draw:fill-color="#3399ff" draw:textarea-horizontal-align="justify" draw:textarea-vertical-align="middle" draw:auto-grow-height="false" fo:min-height="1.401cm" fo:min-width="4.072cm"/>
    </style:style>
    <style:style style:name="gr19" style:family="graphic" style:parent-style-name="standard">
      <style:graphic-properties draw:stroke="none" draw:fill-color="#0000cc" draw:textarea-horizontal-align="justify" draw:textarea-vertical-align="middle" draw:auto-grow-height="false" fo:min-height="1.401cm" fo:min-width="3.945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svg:stroke-color="#000000" draw:fill="none" draw:textarea-vertical-align="middle" draw:auto-grow-height="false" fo:min-height="8.057cm" fo:min-width="0cm"/>
    </style:style>
    <style:style style:name="gr22" style:family="graphic" style:parent-style-name="standard">
      <style:graphic-properties svg:stroke-color="#000000" draw:fill="none" draw:textarea-vertical-align="middle" draw:auto-grow-height="false" fo:min-height="5.409cm" fo:min-width="0cm"/>
    </style:style>
    <style:style style:name="P1" style:family="paragraph">
      <loext:graphic-properties draw:fill-color="#3399ff"/>
      <style:paragraph-properties fo:text-align="center"/>
    </style:style>
    <style:style style:name="P2" style:family="paragraph">
      <loext:graphic-properties draw:fill-color="#0000cc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ff"/>
    </style:style>
    <style:style style:name="P6" style:family="paragraph">
      <loext:graphic-properties draw:fill="none" draw:fill-color="#ffffff"/>
      <style:paragraph-properties fo:text-align="center"/>
      <style:text-properties fo:color="#0000ff"/>
    </style:style>
    <style:style style:name="P7" style:family="paragraph">
      <style:paragraph-properties fo:text-align="center"/>
      <style:text-properties fo:color="#cc3300"/>
    </style:style>
    <style:style style:name="P8" style:family="paragraph">
      <loext:graphic-properties draw:fill="none" draw:fill-color="#ffffff"/>
      <style:paragraph-properties fo:text-align="center"/>
      <style:text-properties fo:color="#cc3300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cc3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93cm" svg:height="6.477cm" svg:x="20.661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72cm" svg:height="1.651cm" svg:x="20.661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429cm" svg:height="1.651cm" svg:x="15.224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747cm" svg:height="6.477cm" svg:x="10.906cm" svg:y="6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318cm" svg:height="1.651cm" svg:x="10.906cm" svg:y="13.1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29cm" svg:height="1.397cm" svg:x="5.915cm" svg:y="9.0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493cm" svg:height="4.572cm" svg:x="1.851cm" svg:y="10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064cm" svg:height="1.651cm" svg:x="1.851cm" svg:y="8.7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366cm" svg:height="1.651cm" svg:x="1.851cm" svg:y="7.35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8.139cm" svg:height="10.529cm" svg:x="1.381cm" svg:y="5.711cm">
          <draw:image xlink:href="Pictures/100000000000026F0000032604E89FAC71F7078A.png" xlink:type="simple" xlink:show="embed" xlink:actuate="onLoad">
            <text:p/>
          </draw:image>
        </draw:frame>
        <draw:frame draw:style-name="gr11" draw:text-style-name="P4" draw:layer="layout" svg:width="8.128cm" svg:height="10.515cm" svg:x="10.652cm" svg:y="5.064cm">
          <draw:image xlink:href="Pictures/100000000000026F000003263CB262442252C9EB.png" xlink:type="simple" xlink:show="embed" xlink:actuate="onLoad">
            <text:p/>
          </draw:image>
        </draw:frame>
        <draw:custom-shape draw:style-name="gr12" draw:text-style-name="P1" draw:layer="layout" svg:width="2.921cm" svg:height="1.651cm" svg:x="25.233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8.128cm" svg:height="10.515cm" svg:x="20.291cm" svg:y="5.09cm">
          <draw:image xlink:href="Pictures/100000000000026F00000326BB28C3C7EC367F02.png" xlink:type="simple" xlink:show="embed" xlink:actuate="onLoad">
            <text:p/>
          </draw:image>
        </draw:frame>
        <draw:frame draw:style-name="gr14" draw:text-style-name="P6" draw:layer="layout" svg:width="3.423cm" svg:height="0.962cm" draw:transform="rotate (1.5707963267949) translate (1cm 12.43cm)">
          <draw:text-box>
            <text:p text:style-name="P5"><text:span text:style-name="T1">Exposition</text:span></text:p>
          </draw:text-box>
        </draw:frame>
        <draw:frame draw:style-name="gr14" draw:text-style-name="P6" draw:layer="layout" svg:width="4.16cm" svg:height="0.962cm" draw:transform="rotate (1.5707963267949) translate (19.796cm 12.684cm)">
          <draw:text-box>
            <text:p text:style-name="P5"><text:span text:style-name="T1">Réexposition</text:span></text:p>
          </draw:text-box>
        </draw:frame>
        <draw:frame draw:style-name="gr14" draw:text-style-name="P8" draw:layer="layout" svg:width="4.934cm" svg:height="0.962cm" draw:transform="rotate (1.5707963267949) translate (10.096cm 13.184cm)">
          <draw:text-box>
            <text:p text:style-name="P7"><text:span text:style-name="T2">Développement</text:span></text:p>
          </draw:text-box>
        </draw:frame>
      </draw:page>
      <draw:page draw:name="page2" draw:style-name="dp1" draw:master-page-name="Default">
        <draw:custom-shape draw:style-name="gr15" draw:text-style-name="P3" draw:layer="layout" svg:width="6.223cm" svg:height="1.651cm" svg:x="10.398cm" svg:y="3.132cm">
          <text:p text:style-name="P4">modulation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683cm" svg:height="1.651cm" svg:x="5.715cm" svg:y="3.132cm">
          <text:p text:style-name="P4">Thème 2</text:p>
          <text:p text:style-name="P4">sol majeur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064cm" svg:height="1.651cm" svg:x="1.635cm" svg:y="3.132cm">
          <text:p text:style-name="P4">Thème 1</text:p>
          <text:p text:style-name="P4">do majeur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572cm" svg:height="1.651cm" svg:x="21.066cm" svg:y="3.132cm">
          <text:p text:style-name="P4">Thème 2</text:p>
          <text:p text:style-name="P4">do majeur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445cm" svg:height="1.651cm" svg:x="16.621cm" svg:y="3.132cm">
          <text:p text:style-name="P4">Thème 1</text:p>
          <text:p text:style-name="P4">do majeur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934cm" svg:height="0.963cm" svg:x="11.052cm" svg:y="1.715cm">
          <draw:text-box>
            <text:p text:style-name="P9">Développement</text:p>
          </draw:text-box>
        </draw:frame>
        <draw:frame draw:style-name="gr20" draw:text-style-name="P10" draw:layer="layout" svg:width="4.934cm" svg:height="0.963cm" svg:x="3.681cm" svg:y="1.762cm">
          <draw:text-box>
            <text:p text:style-name="P9">Exposition</text:p>
          </draw:text-box>
        </draw:frame>
        <draw:frame draw:style-name="gr20" draw:text-style-name="P10" draw:layer="layout" svg:width="4.934cm" svg:height="0.963cm" svg:x="18.64cm" svg:y="1.715cm">
          <draw:text-box>
            <text:p text:style-name="P9">Réexposition</text:p>
          </draw:text-box>
        </draw:frame>
        <draw:custom-shape draw:style-name="gr21" draw:text-style-name="P11" draw:layer="layout" svg:width="0.381cm" svg:height="8.763cm" draw:transform="rotate (-1.5707963267949) translate (10.398cm 2.52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1" draw:layer="layout" svg:width="0.381cm" svg:height="8.763cm" draw:transform="rotate (-1.5707963267949) translate (25.511cm 2.52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11" draw:layer="layout" svg:width="0.381cm" svg:height="5.969cm" draw:transform="rotate (-1.5707963267949) translate (16.517cm 2.52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3" draw:layer="layout" svg:width="6.223cm" svg:height="1.651cm" svg:x="10.398cm" svg:y="5.672cm">
          <text:p text:style-name="P4">modulation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683cm" svg:height="1.651cm" svg:x="5.715cm" svg:y="5.672cm">
          <text:p text:style-name="P4">Thème 2</text:p>
          <text:p text:style-name="P4">do majeur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064cm" svg:height="1.651cm" svg:x="1.635cm" svg:y="5.672cm">
          <text:p text:style-name="P4">Thème 1</text:p>
          <text:p text:style-name="P4">la mineur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572cm" svg:height="1.651cm" svg:x="21.066cm" svg:y="5.672cm">
          <text:p text:style-name="P4">Thème 2</text:p>
          <text:p text:style-name="P4">La mineur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445cm" svg:height="1.651cm" svg:x="16.621cm" svg:y="5.672cm">
          <text:p text:style-name="P4">Thème 1</text:p>
          <text:p text:style-name="P4">la mineu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14:38:07.552026733</meta:creation-date>
    <dc:date>2016-12-24T15:34:25.644625110</dc:date>
    <meta:editing-duration>PT34M23S</meta:editing-duration>
    <meta:editing-cycles>17</meta:editing-cycles>
    <meta:generator>LibreOffice/5.1.5.2$Linux_X86_64 LibreOffice_project/10$Build-2</meta:generator>
    <meta:document-statistic meta:object-count="32"/>
  </office:meta>
</office:document-meta>
</file>